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text-indent="0cm" style:auto-text-indent="false"/>
      <style:text-properties fo:color="#000000" style:font-name="Arial" fo:font-size="11pt" fo:background-color="#ffffff" style:font-size-asian="11pt" style:font-size-complex="11pt"/>
    </style:style>
    <style:style style:name="P2" style:family="paragraph" style:parent-style-name="Standard">
      <style:paragraph-properties fo:margin-left="0cm" fo:margin-right="0cm" fo:text-indent="0cm" style:auto-text-indent="false"/>
      <style:text-properties fo:color="#000000" style:font-name="Arial" fo:font-size="11pt" style:font-size-asian="11pt" style:font-size-complex="11pt"/>
    </style:style>
    <style:style style:name="P3" style:family="paragraph" style:parent-style-name="Standard">
      <style:paragraph-properties fo:margin-left="0cm" fo:margin-right="0cm" fo:line-height="150%" fo:text-align="justify" style:justify-single-word="false" fo:text-indent="0cm" style:auto-text-indent="false"/>
      <style:text-properties fo:color="#000000" style:font-name="Arial" fo:font-size="11pt" style:font-size-asian="11pt" style:font-size-complex="11pt"/>
    </style:style>
    <style:style style:name="P4" style:family="paragraph" style:parent-style-name="Standard">
      <style:paragraph-properties fo:margin-left="0cm" fo:margin-right="0cm" fo:text-indent="0cm" style:auto-text-indent="false"/>
      <style:text-properties fo:color="#000000" style:font-name="Arial" fo:font-size="11pt" fo:font-style="normal" style:text-underline-style="none" style:font-size-asian="11pt" style:font-style-asian="normal" style:font-size-complex="11pt" style:font-style-complex="normal"/>
    </style:style>
    <style:style style:name="P5" style:family="paragraph" style:parent-style-name="Standard">
      <style:paragraph-properties fo:margin-left="0cm" fo:margin-right="0cm" fo:line-height="150%" fo:text-align="justify" style:justify-single-word="false" fo:text-indent="0cm" style:auto-text-indent="false"/>
      <style:text-properties fo:color="#000000" style:font-name="Arial" fo:font-size="11pt" fo:font-style="normal" style:text-underline-style="none" style:font-size-asian="11pt" style:font-style-asian="normal" style:font-size-complex="11pt" style:font-style-complex="normal"/>
    </style:style>
    <style:style style:name="P6" style:family="paragraph" style:parent-style-name="Standard">
      <style:paragraph-properties fo:margin-left="0cm" fo:margin-right="0cm" fo:text-indent="0cm" style:auto-text-indent="false"/>
      <style:text-properties fo:color="#000000" style:font-name="Arial" fo:font-size="11pt" fo:font-style="normal" style:text-underline-style="solid" style:text-underline-width="auto" style:text-underline-color="font-color" style:font-size-asian="11pt" style:font-style-asian="normal" style:font-size-complex="11pt" style:font-style-complex="normal"/>
    </style:style>
    <style:style style:name="P7" style:family="paragraph" style:parent-style-name="Standard">
      <style:paragraph-properties fo:margin-left="0cm" fo:margin-right="0cm" fo:text-indent="0cm" style:auto-text-indent="false"/>
      <style:text-properties fo:color="#000000" style:font-name="Arial" fo:font-size="11pt" style:text-underline-style="solid" style:text-underline-width="auto" style:text-underline-color="font-color" style:font-size-asian="11pt" style:font-size-complex="11pt"/>
    </style:style>
    <style:style style:name="P8" style:family="paragraph" style:parent-style-name="Standard">
      <style:paragraph-properties fo:margin-left="0cm" fo:margin-right="0cm" fo:line-height="150%" fo:text-align="justify" style:justify-single-word="false" fo:text-indent="0cm" style:auto-text-indent="false"/>
      <style:text-properties fo:color="#000000" style:font-name="Arial" fo:font-size="11pt" fo:background-color="transparent" style:font-size-asian="11pt" style:font-size-complex="11pt"/>
    </style:style>
    <style:style style:name="P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10" style:family="paragraph" style:parent-style-name="Standard">
      <style:paragraph-properties fo:margin-left="0cm" fo:margin-right="0cm" fo:line-height="150%" fo:text-align="justify" style:justify-single-word="false" fo:text-indent="0cm" style:auto-text-indent="false"/>
    </style:style>
    <style:style style:name="P11" style:family="paragraph" style:parent-style-name="Standard">
      <style:paragraph-properties fo:margin-left="1.251cm" fo:margin-right="0cm" fo:text-indent="-0.635cm" style:auto-text-indent="false"/>
      <style:text-properties fo:color="#000000" style:font-name="Arial" fo:font-size="11pt" style:font-size-asian="11pt" style:font-size-complex="11pt"/>
    </style:style>
    <style:style style:name="P12" style:family="paragraph" style:parent-style-name="Standard">
      <style:paragraph-properties fo:margin-left="1.251cm" fo:margin-right="0cm" fo:text-indent="-0.635cm" style:auto-text-indent="false"/>
      <style:text-properties fo:color="#000000" style:font-name="Arial" fo:font-size="11pt" fo:background-color="#ffffff" style:font-size-asian="11pt" style:font-size-complex="11pt"/>
    </style:style>
    <style:style style:name="P13"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1pt" fo:letter-spacing="normal" fo:font-style="normal" style:text-underline-style="none" fo:font-weight="normal" style:font-size-asian="11pt" style:font-style-asian="normal" style:font-size-complex="11pt" style:font-style-complex="normal"/>
    </style:style>
    <style:style style:name="P14" style:family="paragraph" style:parent-style-name="Standard">
      <style:paragraph-properties fo:margin-left="0cm" fo:margin-right="0cm" fo:line-height="150%" fo:text-align="justify" style:justify-single-word="false" fo:text-indent="0cm" style:auto-text-indent="false"/>
      <style:text-properties fo:font-variant="normal" fo:text-transform="none" fo:color="#000000" style:font-name="Arial" fo:font-size="11pt" fo:letter-spacing="normal" fo:font-style="normal" style:text-underline-style="none" fo:font-weight="normal" fo:background-color="#ffffff" style:font-size-asian="11pt" style:font-style-asian="normal" style:font-size-complex="11pt" style:font-style-complex="normal"/>
    </style:style>
    <style:style style:name="P15"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16" style:family="paragraph" style:parent-style-name="Standard">
      <style:paragraph-properties fo:margin-left="0cm" fo:margin-right="0cm" fo:line-height="150%" fo:text-align="justify" style:justify-single-word="false" fo:text-indent="0cm" style:auto-text-indent="false"/>
      <style:text-properties fo:color="#000000" style:font-name="Arial" fo:font-size="11pt" fo:font-style="normal" style:text-underline-style="none" style:font-size-asian="11pt" style:font-style-asian="normal" style:font-size-complex="11pt" style:font-style-complex="normal"/>
    </style:style>
    <style:style style:name="P17" style:family="paragraph" style:parent-style-name="Standard" style:list-style-name="L1">
      <style:paragraph-properties fo:line-height="150%" fo:text-align="justify" style:justify-single-word="false"/>
      <style:text-properties fo:color="#000000" style:font-name="Arial" fo:font-size="11pt" fo:background-color="transparent" style:font-size-asian="11pt" style:font-size-complex="11pt"/>
    </style:style>
    <style:style style:name="T1" style:family="text">
      <style:text-properties style:text-underline-style="none"/>
    </style:style>
    <style:style style:name="T2" style:family="text">
      <style:text-properties style:text-underline-style="solid" style:text-underline-width="auto" style:text-underline-color="font-color"/>
    </style:style>
    <style:style style:name="T3" style:family="text">
      <style:text-properties fo:font-style="normal" style:text-underline-style="none" style:font-style-asian="normal" style:font-style-complex="normal"/>
    </style:style>
    <style:style style:name="T4" style:family="text">
      <style:text-properties fo:font-style="normal" style:font-style-asian="normal" style:font-style-complex="normal"/>
    </style:style>
    <style:style style:name="T5" style:family="text">
      <style:text-properties fo:font-style="italic" style:text-underline-style="none" style:font-style-asian="italic" style:font-style-complex="italic"/>
    </style:style>
    <style:style style:name="T6" style:family="text">
      <style:text-properties fo:color="#000000" fo:font-size="11pt" fo:font-style="normal" style:text-underline-style="none" style:font-size-asian="11pt" style:font-style-asian="normal" style:font-size-complex="11pt" style:font-style-complex="normal"/>
    </style:style>
    <style:style style:name="T7" style:family="text">
      <style:text-properties fo:color="#000000" style:font-name="Arial" fo:font-size="11pt" fo:background-color="#ffffff" style:font-size-asian="11pt" style:font-size-complex="11pt"/>
    </style:style>
    <style:style style:name="T8" style:family="text">
      <style:text-properties fo:font-variant="normal" fo:text-transform="none" fo:color="#222222" fo:font-size="11pt" fo:letter-spacing="normal" fo:font-style="normal" fo:font-weight="normal" style:font-size-asian="11pt" style:font-size-complex="11pt"/>
    </style:style>
    <style:style style:name="T9" style:family="text">
      <style:text-properties fo:font-variant="normal" fo:text-transform="none" fo:color="#222222" style:font-name="Arial" fo:font-size="11pt" fo:letter-spacing="normal" fo:font-style="normal" fo:font-weight="normal" style:font-size-asian="11pt" style:font-weight-asian="normal" style:font-size-complex="11pt" style:font-weight-complex="normal"/>
    </style:style>
    <style:style style:name="T10" style:family="text">
      <style:text-properties fo:font-variant="normal" fo:text-transform="none" fo:color="#222222" style:font-name="Arial" fo:font-size="11pt" fo:letter-spacing="normal" fo:font-style="normal" fo:font-weight="bold" style:font-size-asian="11pt" style:font-size-complex="11pt"/>
    </style:style>
    <style:style style:name="T11" style:family="text">
      <style:text-properties fo:font-variant="normal" fo:text-transform="none" fo:color="#000000" fo:font-size="11pt" fo:letter-spacing="normal" fo:font-style="normal" style:text-underline-style="none" fo:font-weight="normal" style:font-size-asian="11pt" style:font-style-asian="normal" style:font-size-complex="11pt" style:font-style-complex="normal"/>
    </style:style>
    <style:style style:name="T12" style:family="text">
      <style:text-properties fo:background-color="transparent"/>
    </style:style>
    <style:style style:name="T13" style:family="text">
      <style:text-properties fo:background-color="#ffffff"/>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2. </text:span><text:span text:style-name="T2">Evaluation</text:span><text:span text:style-name="T3"> (</text:span><text:span text:style-name="T5">Ryan Oswald</text:span><text:span text:style-name="T3">)</text:span></text:p>
      <text:p text:style-name="P4"/>
      <text:p text:style-name="P7"><text:span text:style-name="T3">2.1 </text:span><text:span text:style-name="T4">Pilot Study</text:span></text:p>
      <text:p text:style-name="P6"/>
      <text:p text:style-name="P5">A small pilot study was carried out in Week 7 of Semester 2 with a small group of 10 students from the Advanced Interaction Design course at Heriot-Watt University. Invited participants were given the opportunity to interact with the Kinect balloon application by their own free will while observations would be made based on their behaviour when using the system. From this it was hoped that any qualitative data gathered could perhaps determine what improvements could be made in future iterations of the developed system.</text:p>
      <text:p text:style-name="P5"/>
      <text:p text:style-name="P9"><text:span text:style-name="T6">During this session, participants were given a minimal set of tasks in which to perform based on each of the functionalities the Kinect balloon application exhibited. From general observations made, it was shown that all participants were able to push balloons on screen without too much difficulty once they noticed their hands were being tracked on screen via the Kinect. Similarly, it was shown that participants were able customise to balloons on screen, but most of the time this was purely by mistake. It was noted that when asking participants to colour a balloon with a specific colour, it was apparent that they found it quite difficult as it required some precision to manipulate the balloon in such a way that it would not be accidentally coloured by a different paint bucket. When asking each of the participants to pop a balloon on screen, most participants struggled to determine what gesture had to be made in order to pop a balloon on screen. However, after each participant had discovered what gesture had to be made, either by accident or by some sort of intervention, it was noted that the task became much more easier to perform by the participant with each </text:span><text:span text:style-name="T8">successive attempt made. Once participants were able to pop a balloon on screen, it was observed that most participants were unaware of how to close the content that was displayed to them on screen. It was only after some close inspection by participants that it was obvious to close content displayed to them by using the red cross in the top right hand corner of the screen. However, even after noticing that they had to close the content box on screen, participants struggled to perform the correct gesture in order to close the content box. Participants were physically trying to push the button inwards in order to interact with the close button, whereas the correct gesture is to simply hover your hand over the close button for a short time interval.</text:span></text:p>
      <text:p text:style-name="P9"><text:span text:style-name="T8">Other observations made were that some participants were initially embarrassed when using the system as they did not know what gestures to perform in order to interact the balloons on screen and were self-conscious about what gestures to make. Once each of the participants knew what to do and how to interact with the balloons their gestures became much more exaggerated, enabling them to interact with the balloons located on all sides of the screen. Be that as it may, some participants when interacting with the Kinect balloon application in pairs would often get carried away with themselves and impede the other participant when reaching for a balloon on the opposite side of the screen from their position.</text:span></text:p>
      <text:p text:style-name="P9"><text:span text:style-name="T8"/></text:p>
      <text:p text:style-name="P9"><text:soft-page-break/><text:span text:style-name="T8">From this small pilot study, a lot of qualitative</text:span><text:span text:style-name="T11"> data was gathered and was used to influence further iterations of the Kinect balloon application where the following issues became apparent and were later addressed: the sensitivity of interacting with balloons in order to customise them; the appearance and interaction method of closing content boxes; and finally, the obviousness of the gesture required in order to pop balloons.</text:span></text:p>
      <text:p text:style-name="P13"/>
      <text:p text:style-name="P14">It should be noted that an observation sheet was used to record the behaviour of participants during the pilot study and can be found attached to this document, located in the appendices section.</text:p>
      <text:p text:style-name="P5"/>
      <text:p text:style-name="P7"><text:span text:style-name="T3">2.2 </text:span><text:span text:style-name="T4">Main Study</text:span></text:p>
      <text:p text:style-name="P11"/>
      <text:p text:style-name="P7"><text:span text:style-name="T1">2.2.1 </text:span>Procedure</text:p>
      <text:p text:style-name="P2"/>
      <text:p text:style-name="P3">To extensively evaluate the Kinect balloon application with as many participants as possible and acquire a large amount of quantitative data, the system was setup in the School of Mathematical and Computer Sciences' Earl Mountbatten building crush area at Heriot-Watt University from approximately 12.15 p.m. to 2.15 p.m. for five consecutive days, Monday through Friday, in Week 8 of Semester 2.</text:p>
      <text:p text:style-name="P3"/>
      <text:p text:style-name="P8">Before each evaluation session the system was setup using the following equipment:</text:p>
      <text:list xml:id="list33482969" text:style-name="L1">
        <text:list-item>
          <text:p text:style-name="P17">2 x Microsoft Kinects as the motion sensors used for recognising participants' hand gestures that output video at a frame rate of 30Hz and resolution of 640x480 pixels;</text:p>
        </text:list-item>
        <text:list-item>
          <text:p text:style-name="P17">2 x 42 inch plasma televisions for displaying the balloons and their associated content on screen; </text:p>
        </text:list-item>
        <text:list-item>
          <text:p text:style-name="P17">2 x mid-range laptop computers for the purposes of two to run the developed balloon client application and one to run the balloon application server that allows balloons to move from one client application to the other.</text:p>
        </text:list-item>
      </text:list>
      <text:p text:style-name="P2"/>
      <text:p text:style-name="P3">Every participant invited to be involved in the evaluation session was first presented with a short pre-experiment questionnaire that asked the participant to provide some general information about themselves, including age and gender; if they owned a smartphone that captures Quick Response (QR) codes; if they had any previous experience with motion detection devices like the Kinect; and what they typically use the Earl Mountbatten crush area for.</text:p>
      <text:p text:style-name="P3">Upon co<text:span text:style-name="T12">mpleting the pre-questionnaire, participants were then taken over to the system where they were allowed to interact with the Kinect by their own free will for however long they chose. During this time each participant was given little to no instruction on what gestures were required to effectively interact with the Kinect and by extension use the balloon application. However, some participant were given subtle hints that lead them to being able to figure out how to interact with the system if they had any difficulties or if they specifically asked for some assistance.</text:span></text:p>
      <text:p text:style-name="P3"><text:soft-page-break/>Once participants were finished interacting with the system, they were then asked to complete a short post-experiment questionnaire that specifically asked about their ability to use each of the functionalities the system provided, including: pushing balloons, customising balloons and popping balloons to access content; if they felt embarrassed at any point when using gestures to interact with the system; and if they were likely to use the system again in the future.</text:p>
      <text:p text:style-name="P3"/>
      <text:p text:style-name="P1">It should be noted that both the pre-experiment questionnaire and the post-experiment questionnaire can be found attached to this document, located in the appendices section.</text:p>
      <text:p text:style-name="P3"/>
      <text:p text:style-name="P3">2.2.2 <text:span text:style-name="T2">Purpose</text:span></text:p>
      <text:p text:style-name="P3">The purpose of having this setup and evaluation procedure - where the participant was given both a pre-experiment questionnaire and a post-experiment questionnaire - was to develop conclusions based on the information gathered on the participants themselves in relation to their experience with using the Kinect balloon application.</text:p>
      <text:p text:style-name="P3"/>
      <text:p text:style-name="P3">By asking participants to provide their age bracket in the pre-experiment questionnaire it was hoped that those results in comparison to those from the post-experiment questionnaire, where participants were asked how intuitively they could perform certain gestures, could perhaps help determine whether or not age plays a factor with regards to effectively interacting with the Kinect and motion detection devices in general. Similarly, by asking participants if they had any previous experience with using motion detection devices in the pre-experiment questionnaire it was hoped that those results in comparison to those from the post-experiment questionnaire, where participants were asked how intuitively they could perform certain gestures, could perhaps give an indication of easy the system is to pick up and use for both those who may or may not have used motion detection devices in the past. </text:p>
      <text:p text:style-name="P3">Additionally, by asking participants if they have a smartphone with a QR code reader application installed on it in the pre-experiment questionnaire it was hoped that those results in conjunction with those from the post-experiment questionnaire, where participants were asked if they had used a QR code that was displayed alongside the content they chose to view, could perhaps help justify the inclusion of QR codes in the balloon application. Finally, by asking participants how they typically use the Earl Mountbatten crush area <text:s/>it was hoped that with those results in conjunction with those from the post-experiment questionnaire, where participants were asked if they were likely to use the balloon application again in the future, could help justify having the balloon application <text:span text:style-name="T13">permanently running on the plasma screens in the Earl Mountbatten crush area after project has come to an end.</text:span></text:p>
      <text:p text:style-name="P1"/>
      <text:p text:style-name="P7"><text:span text:style-name="T1">2.2.3 </text:span>Results</text:p>
      <text:p text:style-name="P12"/>
      <text:p text:style-name="P1">In total, 75 participants were recruited to help evaluate the system and were predominantly <text:soft-page-break/>students and members of staff from Heriot-Watt University who were passing through or waiting in the Earl Mountbatten crush area at the time. Of those, 80.0% (60) were male and 20.0% (15) were female; 76.0% (57) were between 16 and 24 years old, 20% (15) were between 25 and 33 years old, 2.7% (2) were between 34 and 42 years old, and 1.3% (1) were between 43 and 51 years old respectively.</text:p>
      <text:p text:style-name="P1"/>
      <text:p text:style-name="P1">With regard to smartphones, it was shown that of the 75 participants who completed the pre-questionnaire, 77.3% (58) of participants stated that they were currently in possession of a smartphone. Following that, a further 55.2% (32) of smartphone owners went on to indicate that they did in fact have a Quick Response (QR) code reader application installed on their device. From these statistics it shows that a large majority of people nowadays own a smartphone, therefore providing a strong argument to support the functionality of having QR codes incorporated with the content displayed on screen. And even though some smartphone users may not actually have a QR code reader application installed on their device, they can quite easily download one in the future if necessary as it is fair to assume that many of those without such an application may not have previously had a justifiable reason to download one until using the balloon application.</text:p>
      <text:p text:style-name="P1">On the other hand, of the 72 participants who completed the post-questionnaire, unfortunately 83.3% (60) of participants admitted to not using a QR code during the time they spent interacting with the system. However, this perhaps could be attributed to participants being unable to pop balloons on screen in order to access content, being pushed for time due to other commitments or not having their smartphone directly on their person at that time.</text:p>
      <text:p text:style-name="P1"/>
      <text:p text:style-name="P10"><text:span text:style-name="T7">When participants were asked if they had every used any video game related motion detection devices, it was shown that of the 75 participants who had completed the pre-questionnaire, 81.3% (61) of participants said they did have experience with video game related motion detection devices while 18.7% (14) said they had not. Of those who responded with having experience with motion detection devices, most participants stated that they were more familiar with using the Nintendo Wii Remote at 88.5% (54), while quite encouragingly 52.5% (32) said they had experience with the Microsoft Xbox Kinect and 14.8% (9) had used the Sony Playstation Move before. Therefore, given by these statistics, it could be </text:span><text:span text:style-name="Emphasis"><text:span text:style-name="T9">hypothesised</text:span></text:span><text:span text:style-name="Emphasis"><text:span text:style-name="T10"> </text:span></text:span><text:span text:style-name="T7">that participants with or without prior experience with video game related motion detection devices could easily adapt to interacting with the Kinect balloon application.</text:span></text:p>
      <text:p text:style-name="P1">This theory can be supported by the results taken from the post-questionnaire where it was shown that 93.0% (66) of participants said they were able to intuitively push balloons around screen and 77.8% (49) of participants said they were able to intuitively pop a balloon on screen.</text:p>
      <text:p text:style-name="P1"/>
      <text:p text:style-name="P1">An argument to support that the Kinect balloon application should permanently run on the <text:s/>plasma screens of the Earl Mountbatten crush area after the project has come to an end can be derived <text:soft-page-break/>from the results taken from both the pre-questionnaire and the post-questionnaire. Participants were asked how long they approximately spend in the crush area each day and of the 75 participants who responded, 68% (51) of them stated that they approximately spend less than 20 minutes in the crush area each day, thus implying that most participants are generally only in the crush area for a short period of time. This is supported by the response given by the question where participants were asked to specify what they normally use the Earl Mountbatten crush area for. The response showed that 58.7% (44) of participants typically use the crush area as a waiting area and 50.7% (38) of participants are normally just passing through en route to some other location. However, given by the results of post-questionnaire, where 81.9% (59) of participants stated they would like to play with the balloons again in the future and 70.8% (51) of participants stated they would like to use the application again to view content that interests them, perhaps the Kinect balloon application would prove generally quite popular to students as something to quickly interact with in order to read various articles or to have some fun with while waiting between lectures.</text:p>
      <text:p text:style-name="P1"/>
      <text:p text:style-name="P1">It should be noted that the results of both the pre-experiment questionnaire and the post-experiment questionnaire in chart and table form can be found attached to this document, located in the appendices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yan Oswald</meta:initial-creator>
    <meta:creation-date>2012-03-29T13:18:04.59</meta:creation-date>
    <dc:date>2012-03-29T14:31:20.80</dc:date>
    <dc:creator>Ryan Oswald</dc:creator>
    <meta:editing-duration>PT59M6S</meta:editing-duration>
    <meta:editing-cycles>4</meta:editing-cycles>
    <meta:generator>OpenOffice.org/3.3$Win32 OpenOffice.org_project/330m20$Build-9567</meta:generator>
    <meta:document-statistic meta:table-count="0" meta:image-count="0" meta:object-count="0" meta:page-count="5" meta:paragraph-count="30" meta:word-count="2165" meta:character-count="13391"/>
  </office:meta>
</office:document-meta>
</file>